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5.447cm"/>
    </style:style>
    <style:style style:name="co2" style:family="table-column">
      <style:table-column-properties fo:break-before="auto" style:column-width="2.57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137cm"/>
    </style:style>
    <style:style style:name="co5" style:family="table-column">
      <style:table-column-properties fo:break-before="auto" style:column-width="2.087cm"/>
    </style:style>
    <style:style style:name="co6" style:family="table-column">
      <style:table-column-properties fo:break-before="auto" style:column-width="4.103cm"/>
    </style:style>
    <style:style style:name="co7" style:family="table-column">
      <style:table-column-properties fo:break-before="auto" style:column-width="3.3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117"/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2"/>
    <style:style style:name="ce5" style:family="table-cell" style:parent-style-name="Default" style:data-style-name="N1"/>
    <style:style style:name="ce6" style:family="table-cell" style:parent-style-name="Default" style:data-style-name="N4"/>
    <style:style style:name="ce7" style:family="table-cell" style:parent-style-name="Default" style:data-style-name="N118"/>
    <style:style style:name="ce8" style:family="table-cell" style:parent-style-name="Default" style:data-style-name="N119"/>
    <style:style style:name="ce9" style:family="table-cell" style:parent-style-name="Default" style:data-style-name="N12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ce5"/>
        <table:table-column table:style-name="co6" table:default-cell-style-name="ce6"/>
        <table:table-column table:style-name="co7" table:default-cell-style-name="Default"/>
        <table:table-row table:style-name="ro1">
          <table:table-cell office:value-type="string" calcext:value-type="string" table:number-columns-spanned="3" table:number-rows-spanned="1">
            <text:p>12V to Pico Input Calcs for ESD</text:p>
          </table:table-cell>
          <table:covered-table-cell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/>
          <table:table-cell table:style-name="Default" office:value-type="string" calcext:value-type="string">
            <text:p>Power, max supply <text:s/>(W)</text:p>
          </table:table-cell>
          <table:table-cell/>
        </table:table-row>
        <table:table-row table:style-name="ro1">
          <table:table-cell office:value-type="string" calcext:value-type="string">
            <text:p>Load Dump Max V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R1 min</text:p>
          </table:table-cell>
          <table:table-cell table:formula="of:=([.$B$3]-[.$B$14])^2/[.$B$19]" office:value-type="float" office:value="20449" calcext:value-type="float">
            <text:p>20449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-ve spike V</text:p>
          </table:table-cell>
          <table:table-cell office:value-type="float" office:value="-150" calcext:value-type="float">
            <text:p>-150</text:p>
          </table:table-cell>
          <table:table-cell/>
          <table:table-cell table:style-name="ce2" office:value-type="string" calcext:value-type="string">
            <text:p>R1 Actual</text:p>
          </table:table-cell>
          <table:table-cell office:value-type="float" office:value="42000" calcext:value-type="float">
            <text:p>42000</text:p>
          </table:table-cell>
          <table:table-cell table:style-name="Default"/>
          <table:table-cell table:style-name="ce8" table:formula="of:= [.$E$4] * ([.$E$12] / 1000)^2" office:value-type="float" office:value="0.000313671696387746" calcext:value-type="float">
            <text:p>0.0003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,R1 min @ LD Max V (mA)</text:p>
          </table:table-cell>
          <table:table-cell table:style-name="ce4" table:formula="of:=([.$B$3] - [.$B$15]) * 1000/[.$E$4]" office:value-type="float" office:value="1.58095238095238" calcext:value-type="float">
            <text:p>1.5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Min supply V</text:p>
          </table:table-cell>
          <table:table-cell office:value-type="float" office:value="11.5" calcext:value-type="float">
            <text:p>11.5</text:p>
          </table:table-cell>
          <table:table-cell/>
          <table:table-cell table:style-name="ce2" office:value-type="string" calcext:value-type="string">
            <text:p>R2 Actual</text:p>
          </table:table-cell>
          <table:table-cell office:value-type="float" office:value="100000" calcext:value-type="float">
            <text:p>100000</text:p>
          </table:table-cell>
          <table:table-cell table:style-name="Default"/>
          <table:table-cell table:style-name="ce8" table:formula="of:= [.$E$6] * ([.$E$12] / 1000)^2" office:value-type="float" office:value="0.000746837372351776" calcext:value-type="float">
            <text:p>0.00075</text:p>
          </table:table-cell>
          <table:table-cell/>
        </table:table-row>
        <table:table-row table:style-name="ro1">
          <table:table-cell office:value-type="string" calcext:value-type="string">
            <text:p>Max supply V</text:p>
          </table:table-cell>
          <table:table-cell office:value-type="float" office:value="14.5" calcext:value-type="float">
            <text:p>14.5</text:p>
          </table:table-cell>
          <table:table-cell/>
          <table:table-cell table:style-name="ce3" office:value-type="string" calcext:value-type="string">
            <text:p>R3 Ideal</text:p>
          </table:table-cell>
          <table:table-cell table:style-name="ce5" table:formula="of:=[.$E$6] * ([.$B$23] / ([.$B$15] - [.$B$23]))" office:value-type="float" office:value="22935.7798165138" calcext:value-type="float">
            <text:p>22936</text:p>
          </table:table-cell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style-name="ce2" office:value-type="string" calcext:value-type="string">
            <text:p>R3 Actual</text:p>
          </table:table-cell>
          <table:table-cell office:value-type="float" office:value="20000" calcext:value-type="float">
            <text:p>20000</text:p>
          </table:table-cell>
          <table:table-cell table:style-name="Default"/>
          <table:table-cell table:style-name="ce8" table:formula="of:= [.$E$8] * ([.$E$12] / 1000)^2" office:value-type="float" office:value="0.000149367474470355" calcext:value-type="float">
            <text:p>0.00015</text:p>
          </table:table-cell>
          <table:table-cell/>
        </table:table-row>
        <table:table-row table:style-name="ro1">
          <table:table-cell office:value-type="string" calcext:value-type="string">
            <text:p>Diode (1n4148) Vf @ 0.1mA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I,T1 @ T1 Breakdown Max (mA)</text:p>
          </table:table-cell>
          <table:table-cell table:style-name="ce6" table:formula="of:= [.$E$5] - 1000 * [.$B$15] / ([.$E$6] + [.$E$8])" office:value-type="float" office:value="1.13428571428571" calcext:value-type="float">
            <text:p>1.13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Pin V</text:p>
          </table:table-cell>
          <table:table-cell office:value-type="float" office:value="3.3" calcext:value-type="float">
            <text:p>3.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1, If @ Min Supply</text:p>
          </table:table-cell>
          <table:table-cell table:style-name="ce4" table:formula="of:= 1000* ([.$B$6] - [.$B$9]) / ([.$E$4] + [.$E$6] + [.$E$8])" office:value-type="float" office:value="0.0679012345679012" calcext:value-type="float">
            <text:p>0.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VS Diode min current (mA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1, If @ Max Supply</text:p>
          </table:table-cell>
          <table:table-cell table:style-name="ce4" table:formula="of:= 1000* ([.$B$7] - [.$B$9]) / ([.$E$4] + [.$E$6] + [.$E$8])" office:value-type="float" office:value="0.0864197530864198" calcext:value-type="float">
            <text:p>0.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VS Diode Standoff (V)</text:p>
          </table:table-cell>
          <table:table-cell office:value-type="float" office:value="43.6" calcext:value-type="float">
            <text:p>43.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VS Diode Breakdown Min</text:p>
          </table:table-cell>
          <table:table-cell office:value-type="float" office:value="48.5" calcext:value-type="float">
            <text:p>48.5</text:p>
          </table:table-cell>
          <table:table-cell/>
          <table:table-cell office:value-type="string" calcext:value-type="string">
            <text:p>OA v+ @ Min Supply</text:p>
          </table:table-cell>
          <table:table-cell table:style-name="ce4" table:formula="of:= ([.$B$6] - [.$B$9]) * [.$E$8] / ([.$E$4] + [.$E$6] + [.$E$8])" office:value-type="float" office:value="1.35802469135802" calcext:value-type="float">
            <text:p>1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VS Diode Breakdown Max</text:p>
          </table:table-cell>
          <table:table-cell office:value-type="float" office:value="53.6" calcext:value-type="float">
            <text:p>53.6</text:p>
          </table:table-cell>
          <table:table-cell/>
          <table:table-cell office:value-type="string" calcext:value-type="string">
            <text:p>OA v+ @ Max Supply</text:p>
          </table:table-cell>
          <table:table-cell table:style-name="ce4" table:formula="of:= ([.$B$7] - [.$B$9]) * [.$E$8] / ([.$E$4] + [.$E$6] + [.$E$8])" office:value-type="float" office:value="1.7283950617284" calcext:value-type="float">
            <text:p>1.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VS Forward Voltage</text:p>
          </table:table-cell>
          <table:table-cell office:value-type="float" office:value="3.5" calcext:value-type="float">
            <text:p>3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VS Forward Amperage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R6 min @ -ve spike</text:p>
          </table:table-cell>
          <table:table-cell table:formula="of:= ([.$B$4]^2  / [.$B$19]) - [.$E$4]" office:value-type="float" office:value="48000" calcext:value-type="float">
            <text:p>4800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office:value-type="string" calcext:value-type="string">
            <text:p>R6 Actual</text:p>
          </table:table-cell>
          <table:table-cell office:value-type="float" office:value="51000" calcext:value-type="float">
            <text:p>51000</text:p>
          </table:table-cell>
          <table:table-cell/>
          <table:table-cell table:style-name="ce8" table:formula="of:= [.$E$18] * ([.$E$12] / 1000)^2" office:value-type="float" office:value="0.000380887059899406" calcext:value-type="float">
            <text:p>0.00038</text:p>
          </table:table-cell>
          <table:table-cell/>
        </table:table-row>
        <table:table-row table:style-name="ro1">
          <table:table-cell office:value-type="string" calcext:value-type="string">
            <text:p>R1 and R6 Max Power (W)</text:p>
          </table:table-cell>
          <table:table-cell office:value-type="float" office:value="0.25" calcext:value-type="float">
            <text:p>0.2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I,T1 @ -ve spike (mA)</text:p>
          </table:table-cell>
          <table:table-cell table:style-name="ce4" table:formula="of:= -1000 * [.$B$4] / ([.$E$4] + [.$E$18])" office:value-type="float" office:value="1.61290322580645" calcext:value-type="float">
            <text:p>1.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amp V+</text:p>
          </table:table-cell>
          <table:table-cell table:style-name="ce1" office:value-type="float" office:value="5" calcext:value-type="float">
            <text:p>5.0</text:p>
          </table:table-cell>
          <table:table-cell/>
          <table:table-cell office:value-type="string" calcext:value-type="string">
            <text:p>Vf, T1 @ -ve spike</text:p>
          </table:table-cell>
          <table:table-cell table:style-name="ce4" table:formula="of:= [.$E$20] * [.$B$16] / [.$B$17]" office:value-type="float" office:value="0.112903225806452" calcext:value-type="float">
            <text:p>0.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amp V-</text:p>
          </table:table-cell>
          <table:table-cell table:style-name="ce1" office:value-type="float" office:value="0" calcext:value-type="float">
            <text:p>0.0</text:p>
          </table:table-cell>
          <table:table-cell/>
          <table:table-cell office:value-type="string" calcext:value-type="string">
            <text:p>OA v+ @ -ve spike</text:p>
          </table:table-cell>
          <table:table-cell table:style-name="ce7" table:formula="of:= -[.$E$21] * ([.$E$8] / ([.$E$6] + [.$E$8]))" office:value-type="float" office:value="-0.0188172043010753" calcext:value-type="float">
            <text:p>-0.01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amp v+ max</text:p>
          </table:table-cell>
          <table:table-cell table:style-name="ce1" office:value-type="float" office:value="10" calcext:value-type="float">
            <text:p>1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amp v+ min</text:p>
          </table:table-cell>
          <table:table-cell table:style-name="ce1" office:value-type="float" office:value="-0.5" calcext:value-type="float">
            <text:p>-0.5</text:p>
          </table:table-cell>
          <table:table-cell/>
          <table:table-cell table:style-name="ce2" office:value-type="string" calcext:value-type="string">
            <text:p>R4 Actual</text:p>
          </table:table-cell>
          <table:table-cell office:value-type="float" office:value="20000" calcext:value-type="float">
            <text:p>20000</text:p>
          </table:table-cell>
          <table:table-cell/>
          <table:table-cell table:style-name="ce9" table:formula="of:=[.$E$24] * ([.$E$28] / 1000)^2" office:value-type="float" office:value="0.000345708798273043" calcext:value-type="float">
            <text:p>0.00035</text:p>
          </table:table-cell>
          <table:table-cell/>
        </table:table-row>
        <table:table-row table:style-name="ro1">
          <table:table-cell office:value-type="string" calcext:value-type="string">
            <text:p>Opamp v- ref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R5 Ideal</text:p>
          </table:table-cell>
          <table:table-cell table:style-name="ce5" table:formula="of:= [.$E$24] / ((2* [.$B$10]/[.$E$14]) - 1)" office:value-type="float" office:value="5181.34715025907" calcext:value-type="float">
            <text:p>5181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office:value-type="string" calcext:value-type="string">
            <text:p>R5 Actual</text:p>
          </table:table-cell>
          <table:table-cell office:value-type="float" office:value="5100" calcext:value-type="float">
            <text:p>5100</text:p>
          </table:table-cell>
          <table:table-cell/>
          <table:table-cell table:style-name="ce8" table:formula="of:=[.$E$26] * ([.$E$28] / 1000)^2" office:value-type="float" office:value="0.000088155743559626" calcext:value-type="float">
            <text:p>0.00009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OA v- @ Pin V</text:p>
          </table:table-cell>
          <table:table-cell table:style-name="ce4" table:formula="of:= [.$B$10] * ([.$E$26] / ([.$E$24] + [.$E$26]))" office:value-type="float" office:value="0.670517928286853" calcext:value-type="float">
            <text:p>0.6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,R4/R5 (mA)</text:p>
          </table:table-cell>
          <table:table-cell table:style-name="ce4" table:formula="of:= 1000* [.$B$10] / ([.$E$24] + [.$E$26])" office:value-type="float" office:value="0.131474103585657" calcext:value-type="float">
            <text:p>0.13</text:p>
          </table:table-cell>
          <table:table-cell table:number-columns-repeated="3"/>
        </table:table-row>
        <table:table-row table:style-name="ro1" table:number-rows-repeated="9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">
      <number:number number:decimal-places="1" number:min-decimal-places="1" number:min-integer-digits="1"/>
    </number:number-style>
    <number:number-style style:name="N118">
      <number:number number:decimal-places="4" number:min-decimal-places="4" number:min-integer-digits="1"/>
    </number:number-style>
    <number:number-style style:name="N119">
      <number:number number:decimal-places="5" number:min-decimal-places="5" number:min-integer-digits="1"/>
    </number:number-style>
    <number:number-style style:name="N120">
      <number:number number:decimal-places="5" number:min-decimal-places="5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5T13:11:08.703362776</meta:creation-date>
    <dc:date>2025-07-15T22:42:19.530772977</dc:date>
    <meta:editing-duration>P6DT6H6M24S</meta:editing-duration>
    <meta:editing-cycles>43</meta:editing-cycles>
    <meta:generator>LibreOffice/24.8.7.2$Linux_X86_64 LibreOffice_project/480$Build-2</meta:generator>
    <meta:document-statistic meta:table-count="1" meta:cell-count="86" meta:object-count="0"/>
  </office:meta>
</office:document-meta>
</file>